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1" text:anchor-type="paragraph" svg:x="14.93cm" svg:y="0.041cm" svg:width="2cm" draw:z-index="0"><draw:text-box fo:min-height="0.499cm"><text:p text:style-name="P3">Fmin362</text:p></draw:text-box></draw:frame>Laval Bernard </text:p>
      <text:p text:style-name="Standard">Muller Lionel</text:p>
      <text:p text:style-name="Standard">Pasquet Jérôme<text:tab/><text:tab/><text:tab/><text:tab/><text:line-break/><text:tab/><text:tab/><text:tab/><text:tab/><text:line-break/><text:tab/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le dois donner un nom, prenom, email et mot de passe)</text:p>
          </table:table-cell>
          <table:table-cell table:style-name="Tableau1.B1" office:value-type="string">
            <text:p text:style-name="P5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4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4">=&gt; Creation du cookie contenant l'ID de l'utilisateur.</text:p>
            <text:p text:style-name="P4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<text:bookmark-start text:name="__DdeLink__131_1734205475"/> <text:s/>(GET)<text:bookmark-end text:name="__DdeLink__131_1734205475"/>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5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/NOM</text:span> <text:s text:c="5"/>(GET)</text:p>
            <text:p text:style-name="P4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5">/users/getuser/EMAIL <text:s/><text:span text:style-name="T3"><text:s text:c="3"/>(POST)</text:span></text:p>
          </table:table-cell>
        </table:table-row>
      </table:table>
      <text:p text:style-name="P2"/>
      <text:p text:style-name="P2"/>
      <text:p text:style-name="P2">Version 1.2 : 29 octobre (date de début)<text:line-break/><text:line-break/><text:span text:style-name="T5">Création d'un système permettant à un utilisateur de commenter un twe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ou </meta:initial-creator>
    <meta:creation-date>2012-10-27T12:34:02</meta:creation-date>
    <dc:date>2012-10-29T11:04:01</dc:date>
    <dc:creator>jitou </dc:creator>
    <meta:editing-duration>PT9H21M43S</meta:editing-duration>
    <meta:editing-cycles>63</meta:editing-cycles>
    <meta:generator>LibreOffice/3.5$Linux_X86_64 LibreOffice_project/350m1$Build-2</meta:generator>
    <meta:document-statistic meta:table-count="2" meta:image-count="0" meta:object-count="0" meta:page-count="1" meta:paragraph-count="32" meta:word-count="215" meta:character-count="1479" meta:non-whitespace-character-count="1233"/>
  </office:meta>
</office:document-meta>
</file>